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69mm"/>
    </style:style>
    <style:style style:name="co2" style:family="table-column">
      <style:table-column-properties fo:break-before="auto" style:column-width="18.29mm"/>
    </style:style>
    <style:style style:name="co3" style:family="table-column">
      <style:table-column-properties fo:break-before="auto" style:column-width="16.88mm"/>
    </style:style>
    <style:style style:name="co4" style:family="table-column">
      <style:table-column-properties fo:break-before="auto" style:column-width="18.61mm"/>
    </style:style>
    <style:style style:name="co5" style:family="table-column">
      <style:table-column-properties fo:break-before="auto" style:column-width="17.66mm"/>
    </style:style>
    <style:style style:name="co6" style:family="table-column">
      <style:table-column-properties fo:break-before="auto" style:column-width="16.72mm"/>
    </style:style>
    <style:style style:name="co7" style:family="table-column">
      <style:table-column-properties fo:break-before="auto" style:column-width="19.23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20.32mm"/>
    </style:style>
    <style:style style:name="co10" style:family="table-column">
      <style:table-column-properties fo:break-before="auto" style:column-width="14.3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color="#808080"/>
    </style:style>
    <style:style style:name="ce2" style:family="table-cell" style:parent-style-name="Default">
      <style:table-cell-properties fo:background-color="transparent"/>
      <style:text-properties fo:color="#00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0.06pt solid #000000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/>
      <table:table table:name="Tabelle1" table:style-name="ta1">
        <office:forms form:automatic-focus="false" form:apply-design-mode="false"/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Default"/>
        <table:table-column table:style-name="co6" table:default-cell-style-name="ce5"/>
        <table:table-column table:style-name="co7" table:number-columns-repeated="3" table:default-cell-style-name="Default"/>
        <table:table-column table:style-name="co8" table:default-cell-style-name="ce4"/>
        <table:table-column table:style-name="co8" table:default-cell-style-name="ce5"/>
        <table:table-column table:style-name="co5" table:default-cell-style-name="Default"/>
        <table:table-column table:style-name="co9" table:default-cell-style-name="ce6"/>
        <table:table-column table:style-name="co10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ce1" office:value-type="string" calcext:value-type="string">
            <text:p>ID interim</text:p>
          </table:table-cell>
          <table:table-cell table:style-name="ce2" office:value-type="string" calcext:value-type="string">
            <text:p>Zchng</text:p>
          </table:table-cell>
          <table:table-cell office:value-type="string" calcext:value-type="string">
            <text:p>Fundnr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Dm_min</text:p>
          </table:table-cell>
          <table:table-cell office:value-type="string" calcext:value-type="string">
            <text:p>DM_max</text:p>
          </table:table-cell>
          <table:table-cell office:value-type="string" calcext:value-type="string">
            <text:p>Proz</text:p>
          </table:table-cell>
          <table:table-cell office:value-type="string" calcext:value-type="string">
            <text:p>Farb_a</text:p>
          </table:table-cell>
          <table:table-cell office:value-type="string" calcext:value-type="string">
            <text:p>Farb_i</text:p>
          </table:table-cell>
          <table:table-cell office:value-type="string" calcext:value-type="string">
            <text:p>Farb_kern</text:p>
          </table:table-cell>
          <table:table-cell office:value-type="string" calcext:value-type="string">
            <text:p>Mag_min</text:p>
          </table:table-cell>
          <table:table-cell office:value-type="string" calcext:value-type="string">
            <text:p>Mag_max</text:p>
          </table:table-cell>
          <table:table-cell office:value-type="string" calcext:value-type="string">
            <text:p>Anmerk</text:p>
          </table:table-cell>
          <table:table-cell office:value-type="string" calcext:value-type="string">
            <text:p>Typ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9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29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Gelb-rot-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enig Magerun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30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30X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innen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0X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raun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rauh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chwarz-grau-braun</text:p>
          </table:table-cell>
          <table:table-cell/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I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hwarz-rot-braun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I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gelb</text:p>
          </table:table-cell>
          <table:table-cell office:value-type="string" calcext:value-type="string">
            <text:p>gelb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Tet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</text:p>
          </table:table-cell>
          <table:table-cell office:value-type="float" office:value="1230367" calcext:value-type="float">
            <text:p>123036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1VII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IX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aunschwarz</text:p>
          </table:table-cell>
          <table:table-cell table:number-columns-repeated="2"/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1XI</text:p>
          </table:table-cell>
          <table:table-cell office:value-type="float" office:value="1230296" calcext:value-type="float">
            <text:p>12302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enig Magerung</text:p>
          </table:table-cell>
          <table:table-cell office:value-type="string" calcext:value-type="string">
            <text:p>Vippero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ubraun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elb-g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I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elb-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lb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VIII</text:p>
          </table:table-cell>
          <table:table-cell office:value-type="float" office:value="1230284" calcext:value-type="float">
            <text:p>12302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slawisch?</text:p>
          </table:table-cell>
          <table:table-cell office:value-type="string" calcext:value-type="string">
            <text:p>Teterow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2X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eschwärzt</text:p>
          </table:table-cell>
          <table:table-cell table:number-columns-repeated="2"/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2X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2X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braunschwarz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+ 2 WS</text:p>
          </table:table-cell>
          <table:table-cell office:value-type="string" calcext:value-type="string">
            <text:p>Krusten am Ran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33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gelb</text:p>
          </table:table-cell>
          <table:table-cell table:number-columns-repeated="2"/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I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I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rotrau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3VI</text:p>
          </table:table-cell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0" calcext:value-type="float">
            <text:p>12303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II</text:p>
          </table:table-cell>
          <table:table-cell office:value-type="float" office:value="1230335" calcext:value-type="float">
            <text:p>123033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bräunlich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4IV</text:p>
          </table:table-cell>
          <table:table-cell office:value-type="float" office:value="1230331" calcext:value-type="float">
            <text:p>12303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-gelb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V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-Teterow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4V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elb</text:p>
          </table:table-cell>
          <table:table-cell/>
          <table:table-cell office:value-type="string" calcext:value-type="string">
            <text:p>ora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4IX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rau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hwarzrot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II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IV</text:p>
          </table:table-cell>
          <table:table-cell office:value-type="float" office:value="1230324" calcext:value-type="float">
            <text:p>123032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rötlich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geschwärz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XII</text:p>
          </table:table-cell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grau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Kerb1</text:p>
          </table:table-cell>
          <table:table-cell office:value-type="string" calcext:value-type="string">
            <text:p>T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7" calcext:value-type="float">
            <text:p>12303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zu 36III gehöre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II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schwarzbraun</text:p>
          </table:table-cell>
          <table:table-cell office:value-type="string" calcext:value-type="string">
            <text:p>gra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I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</text:p>
          </table:table-cell>
          <table:table-cell office:value-type="float" office:value="1230325" calcext:value-type="float">
            <text:p>12303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schwarzrot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6V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IX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grobgemagert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3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5XII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dunkelgrau</text:p>
          </table:table-cell>
          <table:table-cell office:value-type="float" office:value="0.4" calcext:value-type="float">
            <text:p>0,4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Rippen</text:p>
          </table:table-cell>
          <table:table-cell office:value-type="string" calcext:value-type="string">
            <text:p>Bobzin?</text:p>
          </table:table-cell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XIV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5VI</text:p>
          </table:table-cell>
          <table:table-cell office:value-type="float" office:value="1230333" calcext:value-type="float">
            <text:p>12303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33" calcext:value-type="float">
            <text:p>12303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office:value-type="string" calcext:value-type="string">
            <text:p>Garz?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37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gelb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37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chwerzbeige</text:p>
          </table:table-cell>
          <table:table-cell/>
          <table:table-cell office:value-type="string" calcext:value-type="string">
            <text:p>h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V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ei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5" calcext:value-type="float">
            <text:p>0,3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?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VIII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I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</text:p>
          </table:table-cell>
          <table:table-cell office:value-type="float" office:value="1230289" calcext:value-type="float">
            <text:p>123028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89" calcext:value-type="float">
            <text:p>1230289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3" calcext:value-type="float">
            <text:p>123034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VII</text:p>
          </table:table-cell>
          <table:table-cell office:value-type="float" office:value="1230492" calcext:value-type="float">
            <text:p>123049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beigerot</text:p>
          </table:table-cell>
          <table:table-cell office:value-type="string" calcext:value-type="string">
            <text:p>schwarz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elblich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II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9IV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beigegrau</text:p>
          </table:table-cell>
          <table:table-cell office:value-type="string" calcext:value-type="string">
            <text:p>rot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beige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7X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amm 1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schwarzgrau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I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grau</text:p>
          </table:table-cell>
          <table:table-cell/>
          <table:table-cell office:value-type="string" calcext:value-type="string">
            <text:p>dunke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38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otschwarz</text:p>
          </table:table-cell>
          <table:table-cell/>
          <table:table-cell office:value-type="string" calcext:value-type="string">
            <text:p>rotschwarz</text:p>
          </table:table-cell>
          <table:table-cell table:number-columns-repeated="4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raubeige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llgrauschwarz</text:p>
          </table:table-cell>
          <table:table-cell/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0V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II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/>
          <table:table-cell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V</text:p>
          </table:table-cell>
          <table:table-cell office:value-type="float" office:value="1230033" calcext:value-type="float">
            <text:p>12300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schwarz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V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geloch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1VIII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IX</text:p>
          </table:table-cell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beige</text:p>
          </table:table-cell>
          <table:table-cell/>
          <table:table-cell office:value-type="float" office:value="0.4" calcext:value-type="float">
            <text:p>0,4</text:p>
          </table:table-cell>
          <table:table-cell office:value-type="string" calcext:value-type="string">
            <text:p>Kamm 1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4" calcext:value-type="float">
            <text:p>123034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amm 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RS 123034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hwarzorange</text:p>
          </table:table-cell>
          <table:table-cell table:number-columns-repeated="2" office:value-type="string" calcext:value-type="string">
            <text:p>beigeschwarz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GF</text:p>
          </table:table-cell>
          <table:table-cell/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gehört zu Zchng. 41 XI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7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GF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VIII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schwärzlich</text:p>
          </table:table-cell>
          <table:table-cell table:number-columns-repeated="3"/>
          <table:table-cell office:value-type="string" calcext:value-type="string">
            <text:p>GF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2IX</text:p>
          </table:table-cell>
          <table:table-cell office:value-type="float" office:value="1230348" calcext:value-type="float">
            <text:p>123034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x 2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V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 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1XV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eige-schwarz</text:p>
          </table:table-cell>
          <table:table-cell office:value-type="string" calcext:value-type="string">
            <text:p>Orange-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II</text:p>
          </table:table-cell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5" calcext:value-type="float">
            <text:p>0,1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V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table:number-columns-repeated="3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zu Zchng. 42II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346" calcext:value-type="float">
            <text:p>1230346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</text:p>
          </table:table-cell>
          <table:table-cell/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2XIII</text:p>
          </table:table-cell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Loch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table:number-columns-repeated="2"/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050" calcext:value-type="float">
            <text:p>12300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schwarz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schwarzbeige</text:p>
          </table:table-cell>
          <table:table-cell office:value-type="string" calcext:value-type="string">
            <text:p>gemischt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rotsch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3V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5" calcext:value-type="float">
            <text:p>0,2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VII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wero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I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</text:p>
          </table:table-cell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51" calcext:value-type="float">
            <text:p>12303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1XIV</text:p>
          </table:table-cell>
          <table:table-cell office:value-type="float" office:value="1230353" calcext:value-type="float">
            <text:p>123035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7" calcext:value-type="float">
            <text:p>123019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3XII</text:p>
          </table:table-cell>
          <table:table-cell office:value-type="float" office:value="1230204" calcext:value-type="float">
            <text:p>123020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o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-3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4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 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 office:value-type="string" calcext:value-type="string">
            <text:p>Trichterrand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grau</text:p>
          </table:table-cell>
          <table:table-cell office:value-type="string" calcext:value-type="string">
            <text:p>orange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gemischt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?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VIII</text:p>
          </table:table-cell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u</text:p>
          </table:table-cell>
          <table:table-cell table:number-columns-repeated="2" office:value-type="string" calcext:value-type="string">
            <text:p>orange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joint zu 1 RS 1230204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200" calcext:value-type="float">
            <text:p>123020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I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</text:p>
          </table:table-cell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rosa 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dunke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?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6" calcext:value-type="float">
            <text:p>123020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III</text:p>
          </table:table-cell>
          <table:table-cell office:value-type="float" office:value="1230207" calcext:value-type="float">
            <text:p>123020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207" calcext:value-type="float">
            <text:p>123020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4XVI</text:p>
          </table:table-cell>
          <table:table-cell office:value-type="float" office:value="1230385" calcext:value-type="float">
            <text:p>123038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unkelgraurötlich</text:p>
          </table:table-cell>
          <table:table-cell table:number-columns-repeated="2"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II</text:p>
          </table:table-cell>
          <table:table-cell office:value-type="float" office:value="1230386" calcext:value-type="float">
            <text:p>123038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45V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VI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3" calcext:value-type="float">
            <text:p>1230383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eterow</text:p>
          </table:table-cell>
          <table:table-cell/>
          <table:table-cell office:value-type="string" calcext:value-type="string">
            <text:p>joint zu 123038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5X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nge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II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I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llf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5XV</text:p>
          </table:table-cell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beigegelb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DeckelmarkeBobzi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1230380" calcext:value-type="float">
            <text:p>123038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 table:number-columns-repeated="2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 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VI</text:p>
          </table:table-cell>
          <table:table-cell office:value-type="float" office:value="1230316" calcext:value-type="float">
            <text:p>123031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or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6" calcext:value-type="float">
            <text:p>1230316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geschwärzt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9" calcext:value-type="float">
            <text:p>123031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number-columns-repeated="8"/>
          <table:table-cell office:value-type="string" calcext:value-type="string">
            <text:p>joint mit 12303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IV</text:p>
          </table:table-cell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beigeschwarz</text:p>
          </table:table-cell>
          <table:table-cell table:number-columns-repeated="2" office:value-type="string" calcext:value-type="string">
            <text:p>beige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8" calcext:value-type="float">
            <text:p>12303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6"/>
          <table:table-cell office:value-type="string" calcext:value-type="string">
            <text:p>Vipperow</text:p>
          </table:table-cell>
          <table:table-cell/>
          <table:table-cell office:value-type="string" calcext:value-type="string">
            <text:p>joint mit 123031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46VIII</text:p>
          </table:table-cell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GF</text:p>
          </table:table-cell>
          <table:table-cell office:value-type="string" calcext:value-type="string">
            <text:p>Garz</text:p>
          </table:table-cell>
          <table:table-cell office:value-type="string" calcext:value-type="string">
            <text:p>G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geschwärzt</text:p>
          </table:table-cell>
          <table:table-cell office:value-type="string" calcext:value-type="string">
            <text:p>orange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Topf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10</text:p>
          </table:table-cell>
          <table:table-cell table:number-columns-repeated="5"/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17" calcext:value-type="float">
            <text:p>1230317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Schale?</text:p>
          </table:table-cell>
          <table:table-cell/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I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ötlich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ragenrand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dunke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VI</text:p>
          </table:table-cell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87" calcext:value-type="float">
            <text:p>1230387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eschärzt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geschwärztorange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9" calcext:value-type="float">
            <text:p>123048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96" calcext:value-type="float">
            <text:p>123049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I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graubraun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</text:p>
          </table:table-cell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table:style-name="Default"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3"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20" calcext:value-type="float">
            <text:p>12303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67XI</text:p>
          </table:table-cell>
          <table:table-cell office:value-type="float" office:value="1230487" calcext:value-type="float">
            <text:p>123048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chwarz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 x 2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I</text:p>
          </table:table-cell>
          <table:table-cell office:value-type="float" office:value="1230482" calcext:value-type="float">
            <text:p>123048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eigeschwarz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II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V</text:p>
          </table:table-cell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6" calcext:value-type="float">
            <text:p>12304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f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7X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5" calcext:value-type="float">
            <text:p>0,35</text:p>
          </table:table-cell>
          <table:table-cell office:value-type="string" calcext:value-type="string">
            <text:p>Knickrandschal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7X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5" calcext:value-type="float">
            <text:p>0,1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I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Näpfchen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IV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VII</text:p>
          </table:table-cell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390" calcext:value-type="float">
            <text:p>1230390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napfartig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8X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eschwärzt</text:p>
          </table:table-cell>
          <table:table-cell table:number-columns-repeated="5"/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I</text:p>
          </table:table-cell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 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2" calcext:value-type="float">
            <text:p>123044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2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8XI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</text:p>
          </table:table-cell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-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schwarz</text:p>
          </table:table-cell>
          <table:table-cell office:value-type="string" calcext:value-type="string">
            <text:p>schwarz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braun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84" calcext:value-type="float">
            <text:p>1230484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beigero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49I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II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braun</text:p>
          </table:table-cell>
          <table:table-cell office:value-type="string" calcext:value-type="string">
            <text:p>orangeschwar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 x 2</text:p>
          </table:table-cell>
          <table:table-cell office:value-type="string" calcext:value-type="string">
            <text:p>Bobzin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0V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</text:p>
          </table:table-cell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Steilhals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orange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1" calcext:value-type="float">
            <text:p>123042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40" calcext:value-type="float">
            <text:p>1230440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V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35" calcext:value-type="float">
            <text:p>35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50VIII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8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</text:p>
          </table:table-cell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rau</text:p>
          </table:table-cell>
          <table:table-cell office:value-type="string" calcext:value-type="string">
            <text:p>rotgrau</text:p>
          </table:table-cell>
          <table:table-cell office:value-type="string" calcext:value-type="string">
            <text:p>hellgrau</text:p>
          </table:table-cell>
          <table:table-cell table:number-columns-repeated="3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table:number-columns-repeated="4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39" calcext:value-type="float">
            <text:p>12304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rot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0X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ellgrau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eige</text:p>
          </table:table-cell>
          <table:table-cell/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HGW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1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1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II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</text:p>
          </table:table-cell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0" calcext:value-type="float">
            <text:p>123042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VIII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I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</text:p>
          </table:table-cell>
          <table:table-cell office:value-type="float" office:value="1230424" calcext:value-type="float">
            <text:p>123042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eschwärzt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65II</text:p>
          </table:table-cell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office:value-type="string" calcext:value-type="string">
            <text:p>Kerb1-3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194" calcext:value-type="float">
            <text:p>123019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nge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1X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4" calcext:value-type="float">
            <text:p>14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aunorange</text:p>
          </table:table-cell>
          <table:table-cell office:value-type="string" calcext:value-type="string">
            <text:p>dunkelgraubraun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V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-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orange</text:p>
          </table:table-cell>
          <table:table-cell/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VIII</text:p>
          </table:table-cell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Garz/Bobzin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1230418" calcext:value-type="float">
            <text:p>123041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braun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abgesetzter Hals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K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I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2X</text:p>
          </table:table-cell>
          <table:table-cell office:value-type="float" office:value="1230478" calcext:value-type="float">
            <text:p>1230478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orange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Teterow</text:p>
          </table:table-cell>
          <table:table-cell office:value-type="string" calcext:value-type="string">
            <text:p>T6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8" calcext:value-type="float">
            <text:p>12304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chwarzbraun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III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aubraunorange</text:p>
          </table:table-cell>
          <table:table-cell/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7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beigeschwarz</text:p>
          </table:table-cell>
          <table:table-cell office:value-type="string" calcext:value-type="string">
            <text:p>beige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</text:p>
          </table:table-cell>
          <table:table-cell office:value-type="float" office:value="1230475" calcext:value-type="float">
            <text:p>123047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orange</text:p>
          </table:table-cell>
          <table:table-cell office:value-type="string" calcext:value-type="string">
            <text:p>grauglatt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grau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ubeige</text:p>
          </table:table-cell>
          <table:table-cell table:number-columns-repeated="2"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beige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II</text:p>
          </table:table-cell>
          <table:table-cell office:value-type="float" office:value="1230415" calcext:value-type="float">
            <text:p>12304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III</text:p>
          </table:table-cell>
          <table:table-cell office:value-type="float" office:value="1230480" calcext:value-type="float">
            <text:p>123048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office:value-type="string" calcext:value-type="string">
            <text:p>Kerb2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igedunkelgrau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5" calcext:value-type="float">
            <text:p>0,25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3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schwarz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chwarzorange</text:p>
          </table:table-cell>
          <table:table-cell office:value-type="string" calcext:value-type="string">
            <text:p>dunkelgrauorange</text:p>
          </table:table-cell>
          <table:table-cell office:value-type="string" calcext:value-type="string">
            <text:p>hellgru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VI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rangebraun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2-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IX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angegrau</text:p>
          </table:table-cell>
          <table:table-cell office:value-type="string" calcext:value-type="string">
            <text:p>oranggrau</text:p>
          </table:table-cell>
          <table:table-cell office:value-type="string" calcext:value-type="string">
            <text:p>hellgrau</text:p>
          </table:table-cell>
          <table:table-cell office:value-type="float" office:value="0.15" calcext:value-type="float">
            <text:p>0,1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Fischgrät</text:p>
          </table:table-cell>
          <table:table-cell/>
          <table:table-cell office:value-type="string" calcext:value-type="string">
            <text:p>K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latt</text:p>
          </table:table-cell>
          <table:table-cell table:number-columns-repeated="4"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braunschwarz</text:p>
          </table:table-cell>
          <table:table-cell office:value-type="string" calcext:value-type="string">
            <text:p>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orange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/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/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4XII</text:p>
          </table:table-cell>
          <table:table-cell office:value-type="float" office:value="1230409" calcext:value-type="float">
            <text:p>123040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eigegrau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V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string" calcext:value-type="string">
            <text:p>hellgrau</text:p>
          </table:table-cell>
          <table:table-cell/>
          <table:table-cell office:value-type="float" office:value="0.1" calcext:value-type="float">
            <text:p>0,1</text:p>
          </table:table-cell>
          <table:table-cell table:number-columns-repeated="2"/>
          <table:table-cell office:value-type="string" calcext:value-type="string">
            <text:p>T1</text:p>
          </table:table-cell>
          <table:table-cell office:value-type="string" calcext:value-type="string">
            <text:p>sehr dünnwanig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VII</text:p>
          </table:table-cell>
          <table:table-cell office:value-type="float" office:value="1230450" calcext:value-type="float">
            <text:p>123045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lt;5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eigeschwarz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K6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XI</text:p>
          </table:table-cell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braunschwarz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T1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5" calcext:value-type="float">
            <text:p>0,25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51" calcext:value-type="float">
            <text:p>123045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T1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5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blasig überbrannt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05" calcext:value-type="float">
            <text:p>0,05</text:p>
          </table:table-cell>
          <table:table-cell office:value-type="float" office:value="0.1" calcext:value-type="float">
            <text:p>0,1</text:p>
          </table:table-cell>
          <table:table-cell office:value-type="string" calcext:value-type="string">
            <text:p>WB KL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II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string" calcext:value-type="string">
            <text:p>orangeschwarz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4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5IV</text:p>
          </table:table-cell>
          <table:table-cell office:value-type="float" office:value="1230445" calcext:value-type="float">
            <text:p>1230445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F graubeige</text:p>
          </table:table-cell>
          <table:table-cell office:value-type="string" calcext:value-type="string">
            <text:p>schwarzgrau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</text:p>
          </table:table-cell>
          <table:table-cell office:value-type="float" office:value="1230431" calcext:value-type="float">
            <text:p>123043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bei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 GR</text:p>
          </table:table-cell>
          <table:table-cell/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I</text:p>
          </table:table-cell>
          <table:table-cell office:value-type="float" office:value="1230432" calcext:value-type="float">
            <text:p>123043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dunkelbraunschwarz</text:p>
          </table:table-cell>
          <table:table-cell office:value-type="string" calcext:value-type="string">
            <text:p>dunkelbraun</text:p>
          </table:table-cell>
          <table:table-cell office:value-type="string" calcext:value-type="string">
            <text:p>schwarz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Unverziert</text:p>
          </table:table-cell>
          <table:table-cell office:value-type="string" calcext:value-type="string">
            <text:p>Sukow/Feldberg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56III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rangegelblich</text:p>
          </table:table-cell>
          <table:table-cell office:value-type="string" calcext:value-type="string">
            <text:p>orangegraugelb</text:p>
          </table:table-cell>
          <table:table-cell office:value-type="string" calcext:value-type="string">
            <text:p>grau</text:p>
          </table:table-cell>
          <table:table-cell office:value-type="float" office:value="0.2" calcext:value-type="float">
            <text:p>0,2</text:p>
          </table:table-cell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Feldberg</text:p>
          </table:table-cell>
          <table:table-cell/>
          <table:table-cell office:value-type="string" calcext:value-type="string">
            <text:p>+ 8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IV</text:p>
          </table:table-cell>
          <table:table-cell office:value-type="float" office:value="1230433" calcext:value-type="float">
            <text:p>123043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unkelbraunschwarz</text:p>
          </table:table-cell>
          <table:table-cell office:value-type="string" calcext:value-type="string">
            <text:p>schwarz</text:p>
          </table:table-cell>
          <table:table-cell office:value-type="string" calcext:value-type="string">
            <text:p>grau</text:p>
          </table:table-cell>
          <table:table-cell/>
          <table:table-cell office:value-type="float" office:value="0.4" calcext:value-type="float">
            <text:p>0,4</text:p>
          </table:table-cell>
          <table:table-cell/>
          <table:table-cell office:value-type="string" calcext:value-type="string">
            <text:p>Sukow</text:p>
          </table:table-cell>
          <table:table-cell/>
          <table:table-cell office:value-type="string" calcext:value-type="string">
            <text:p>+ 4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V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uschwarz</text:p>
          </table:table-cell>
          <table:table-cell office:value-type="string" calcext:value-type="string">
            <text:p>rRuß Schwarz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V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i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WB KL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I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igegeschwärzt</text:p>
          </table:table-cell>
          <table:table-cell office:value-type="string" calcext:value-type="string">
            <text:p>orangedunkelgrau</text:p>
          </table:table-cell>
          <table:table-cell office:value-type="string" calcext:value-type="string">
            <text:p>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Kerb1-3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raun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hel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Teterow?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orangeschwarz</text:p>
          </table:table-cell>
          <table:table-cell office:value-type="string" calcext:value-type="string">
            <text:p>bigegrau</text:p>
          </table:table-cell>
          <table:table-cell office:value-type="string" calcext:value-type="string">
            <text:p>dunkelgrau</text:p>
          </table:table-cell>
          <table:table-cell office:value-type="float" office:value="0.2" calcext:value-type="float">
            <text:p>0,2</text:p>
          </table:table-cell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Garz</text:p>
          </table:table-cell>
          <table:table-cell office:value-type="string" calcext:value-type="string">
            <text:p>G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6X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aungrau</text:p>
          </table:table-cell>
          <table:table-cell office:value-type="string" calcext:value-type="string">
            <text:p>dunkelgrau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Vipperow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+ 2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raubraun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Kerb3</text:p>
          </table:table-cell>
          <table:table-cell/>
          <table:table-cell office:value-type="string" calcext:value-type="string">
            <text:p>K4</text:p>
          </table:table-cell>
          <table:table-cell office:value-type="string" calcext:value-type="string">
            <text:p>+ 1 W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56XIV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orangebeige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/>
          <table:table-cell office:value-type="string" calcext:value-type="string">
            <text:p>Bobzin Deckel</text:p>
          </table:table-cell>
          <table:table-cell office:value-type="string" calcext:value-type="string">
            <text:p>GF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au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orangegrau</text:p>
          </table:table-cell>
          <table:table-cell/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terow</text:p>
          </table:table-cell>
          <table:table-cell office:value-type="string" calcext:value-type="string">
            <text:p>T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57II</text:p>
          </table:table-cell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rauorange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/>
          <table:table-cell office:value-type="float" office:value="0.3" calcext:value-type="float">
            <text:p>0,3</text:p>
          </table:table-cell>
          <table:table-cell table:number-columns-repeated="2"/>
          <table:table-cell office:value-type="string" calcext:value-type="string">
            <text:p>K4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1230429" calcext:value-type="float">
            <text:p>12304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orange</text:p>
          </table:table-cell>
          <table:table-cell office:value-type="string" calcext:value-type="string">
            <text:p>hellgrau</text:p>
          </table:table-cell>
          <table:table-cell office:value-type="float" office:value="0.1" calcext:value-type="float">
            <text:p>0,1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Bobzin/Garz?</text:p>
          </table:table-cell>
          <table:table-cell table:number-columns-repeated="3"/>
        </table:table-row>
        <table:table-row table:style-name="ro1" table:number-rows-repeated="1048240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3">00.00.0000</text:date>, <text:time style:data-style-name="N2" text:time-value="17:15:56.608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2T13:07:01.386000000</meta:creation-date>
    <dc:date>2018-09-23T20:03:27.929000000</dc:date>
    <meta:editing-duration>PT6H38M1S</meta:editing-duration>
    <meta:editing-cycles>69</meta:editing-cycles>
    <meta:generator>LibreOffice/5.1.6.2$Windows_x86 LibreOffice_project/07ac168c60a517dba0f0d7bc7540f5afa45f0909</meta:generator>
    <meta:document-statistic meta:table-count="1" meta:cell-count="3588" meta:object-count="0"/>
  </office:meta>
</office:document-meta>
</file>